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cc0000" draw:marker-start-width="0.82cm" draw:marker-end-width="0.82cm" draw:fill-color="#ff3333" draw:opacity="50%" draw:textarea-horizontal-align="justify" draw:textarea-vertical-align="middle" draw:auto-grow-height="false" fo:padding-top="0.225cm" fo:padding-bottom="0.225cm" fo:padding-left="0.35cm" fo:padding-right="0.35cm" draw:shadow-opacity="50%"/>
    </style:style>
    <style:style style:name="gr2" style:family="graphic" style:parent-style-name="standard">
      <style:graphic-properties draw:stroke="solid" svg:stroke-width="0.2cm" svg:stroke-color="#cc0000" draw:marker-start-width="0.82cm" draw:marker-end-width="0.82cm" draw:fill-color="#ff3333" draw:opacity="50%" draw:textarea-horizontal-align="justify" draw:textarea-vertical-align="middle" draw:auto-grow-height="false" fo:padding-top="0.225cm" fo:padding-bottom="0.225cm" fo:padding-left="0.35cm" fo:padding-right="0.35cm" draw:shadow-opacity="50%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ff3333" draw:opacity="75%" draw:textarea-horizontal-align="justify" draw:textarea-vertical-align="middle" draw:auto-grow-height="false" fo:padding-top="0.175cm" fo:padding-bottom="0.175cm" fo:padding-left="0.3cm" fo:padding-right="0.3cm" draw:shadow-opacity="75%"/>
    </style:style>
    <style:style style:name="gr4" style:family="graphic" style:parent-style-name="standard">
      <style:graphic-properties svg:stroke-width="0.1cm" svg:stroke-color="#000000" draw:marker-start-width="0.5cm" draw:marker-end-width="0.5cm" draw:fill-color="#ccff00" draw:opacity="75%" draw:textarea-horizontal-align="justify" draw:textarea-vertical-align="middle" draw:auto-grow-height="false" fo:padding-top="0.175cm" fo:padding-bottom="0.175cm" fo:padding-left="0.3cm" fo:padding-right="0.3cm" draw:shadow-opacity="75%"/>
    </style:style>
    <style:style style:name="gr5" style:family="graphic" style:parent-style-name="standard">
      <style:graphic-properties svg:stroke-width="0.1cm" svg:stroke-color="#000000" draw:marker-start-width="0.5cm" draw:marker-end-width="0.5cm" draw:fill-color="#0000ff" draw:opacity="75%" draw:textarea-horizontal-align="justify" draw:textarea-vertical-align="middle" draw:auto-grow-height="false" fo:padding-top="0.175cm" fo:padding-bottom="0.175cm" fo:padding-left="0.3cm" fo:padding-right="0.3cm" draw:shadow-opacity="75%"/>
    </style:style>
    <style:style style:name="gr6" style:family="graphic" style:parent-style-name="objectwithoutfill">
      <style:graphic-properties svg:stroke-width="0.1cm" draw:marker-start-width="0.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6600" draw:marker-start-width="0.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6600" draw:marker-start-width="0.5cm" draw:marker-end-width="0.5cm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6600" draw:marker-start-width="0.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solid" draw:stroke-dash="Ultrafine_20_Dashed" svg:stroke-width="0.1cm" svg:stroke-color="#ff3333" draw:marker-start-width="0.5cm" draw:marker-end="Arrow" draw:marker-end-width="0.3cm" draw:fill="none" draw:textarea-vertical-align="middle" fo:padding-top="0.175cm" fo:padding-bottom="0.175cm" fo:padding-left="0.3cm" fo:padding-right="0.3cm" draw:shadow="hidden" draw:shadow-offset-x="0.1cm" draw:shadow-offset-y="0.1cm"/>
    </style:style>
    <style:style style:name="gr11" style:family="graphic" style:parent-style-name="standard">
      <style:graphic-properties draw:stroke="dash" draw:stroke-dash="Dashed_20__28_var_29_" svg:stroke-width="0.1cm" svg:stroke-color="#006600" draw:marker-start-width="0.5cm" draw:marker-end-width="0.5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stroke-dash="Dashed_20__28_var_29_" svg:stroke-width="0.05cm" svg:stroke-color="#006600" draw:marker-start-width="0.355cm" draw:marker-end-width="0.355cm" draw:fill="solid" draw:fill-color="#006600" fo:min-height="0.497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cm" svg:stroke-color="#000000" draw:marker-start-width="0.355cm" draw:marker-end-width="0.355cm" draw:fill="solid" draw:fill-color="#006600" fo:min-height="0.497cm" fo:padding-top="0.15cm" fo:padding-bottom="0.15cm" fo:padding-left="0.275cm" fo:padding-right="0.275cm"/>
    </style:style>
    <style:style style:name="gr14" style:family="graphic" style:parent-style-name="standard">
      <style:graphic-properties draw:stroke="none" draw:stroke-dash="Dashed_20__28_var_29_" svg:stroke-width="0.05cm" svg:stroke-color="#006600" draw:marker-start-width="0.355cm" draw:marker-end-width="0.355cm" draw:fill="solid" draw:fill-color="#006600" fo:min-height="0.496cm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Dashed_20__28_var_29_" svg:stroke-width="0.1cm" svg:stroke-color="#006600" draw:marker-start-width="0.5cm" draw:marker-end="Arrow" draw:marker-end-width="0.45cm" draw:fill="none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1.778cm" style:use-optimal-column-width="false"/>
    </style:style>
    <style:style style:name="co2" style:family="table-column">
      <style:table-column-properties style:column-width="1.777cm" style:use-optimal-column-width="false"/>
    </style:style>
    <style:style style:name="co3" style:family="table-column">
      <style:table-column-properties style:column-width="1.77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 style:text-autospace="none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paragraph-properties fo:text-align="center"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fo:text-align="center"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text-align="center"/>
      <style:text-properties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2" draw:layer="layout" svg:width="7.6cm" svg:height="5.2cm" svg:x="17.339cm" svg:y="27.552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7.3cm" svg:height="5.4cm" svg:x="26.639cm" svg:y="33.752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6.6cm" svg:height="8.7cm" svg:x="35.239cm" svg:y="40.652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7.3cm" svg:height="8cm" svg:x="26.339cm" svg:y="40.652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7.3cm" svg:height="5.1cm" svg:x="17.339cm" svg:y="33.752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7.3cm" svg:height="8.9cm" svg:x="17.339cm" svg:y="40.652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7.3cm" svg:height="5.2cm" svg:x="8.739cm" svg:y="51.352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6.9cm" svg:height="5.3cm" svg:x="17.139cm" svg:y="57.552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7.3cm" svg:height="8.9cm" svg:x="33.339cm" svg:y="64.452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6.8cm" svg:height="7.9cm" svg:x="25.039cm" svg:y="64.452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7cm" svg:height="8.1cm" svg:x="17.039cm" svg:y="64.452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7.3cm" svg:height="5.6cm" svg:x="8.739cm" svg:y="57.552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7.3cm" svg:height="7.4cm" svg:x="8.739cm" svg:y="64.552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xml:id="id1" draw:id="id1" draw:layer="layout" svg:width="4cm" svg:height="1.2cm" svg:x="7.539cm" svg:y="10.748cm">
            <text:p text:style-name="P3"><text:span text:style-name="T1">RAIZ</text:span></text:p>
            <text:p text:style-name="P3"><text:span text:style-name="T2">(menor digitado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xml:id="id2" draw:id="id2" draw:layer="layout" svg:width="4cm" svg:height="1.2cm" svg:x="7.539cm" svg:y="13.448cm">
            <text:p text:style-name="P4"><text:span text:style-name="T3">3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3" draw:id="id3" draw:layer="layout" svg:width="1cm" svg:height="1.2cm" svg:x="7.539cm" svg:y="14.6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42" draw:id="id42" draw:layer="layout" svg:width="1cm" svg:height="1.2cm" svg:x="8.539cm" svg:y="14.652cm">
            <text:p text:style-name="P5"><text:span text:style-name="T4">L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43" draw:id="id43" draw:layer="layout" svg:width="1cm" svg:height="1.2cm" svg:x="9.539cm" svg:y="14.652cm">
            <text:p text:style-name="P5"><text:span text:style-name="T4">S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10.539cm" svg:y="14.652cm">
            <text:p text:style-name="P5"><text:span text:style-name="T4">O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draw:type="line" svg:x1="9.539cm" svg:y1="11.948cm" svg:x2="9.539cm" svg:y2="13.448cm" draw:start-shape="id1" draw:start-glue-point="2" draw:end-shape="id2" draw:end-glue-point="0" svg:d="M9539 11948v1500" svg:viewBox="0 0 1 1501">
            <text:p/>
          </draw:connector>
          <draw:frame draw:style-name="standard" draw:layer="layout" svg:width="10.66cm" svg:height="5.831cm" svg:x="46.201cm" svg:y="18.505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2"/>
              <table:table-column table:style-name="co1"/>
              <table:table-column table:style-name="co1"/>
              <table:table-column table:style-name="co3"/>
              <table:table-row table:style-name="ro1" table:default-cell-style-name="ce1">
                <table:table-cell/>
                <table:table-cell/>
                <table:table-cell table:style-name="ce2"/>
                <table:table-cell table:style-name="ce2"/>
                <table:table-cell>
                  <text:p text:style-name="P7">29</text:p>
                </table:table-cell>
                <table:table-cell>
                  <text:p text:style-name="P7">23</text:p>
                </table:table-cell>
              </table:table-row>
              <table:table-row table:style-name="ro1" table:default-cell-style-name="ce1">
                <table:table-cell/>
                <table:table-cell/>
                <table:table-cell>
                  <text:p text:style-name="P6">47</text:p>
                </table:table-cell>
                <table:table-cell/>
                <table:table-cell table:style-name="ce3">
                  <text:p text:style-name="P8">031</text:p>
                </table:table-cell>
                <table:table-cell>
                  <text:p text:style-name="P7">19</text:p>
                </table:table-cell>
              </table:table-row>
              <table:table-row table:style-name="ro1" table:default-cell-style-name="ce1">
                <table:table-cell/>
                <table:table-cell/>
                <table:table-cell>
                  <text:p>43</text:p>
                </table:table-cell>
                <table:table-cell>
                  <text:p text:style-name="P7">41</text:p>
                </table:table-cell>
                <table:table-cell>
                  <text:p text:style-name="P7">37</text:p>
                </table:table-cell>
                <table:table-cell>
                  <text:p text:style-name="P7">17</text:p>
                </table:table-cell>
              </table:table-row>
              <table:table-row table:style-name="ro1" table:default-cell-style-name="ce1">
                <table:table-cell/>
                <table:table-cell table:style-name="ce3">
                  <text:p text:style-name="P8">059</text:p>
                </table:table-cell>
                <table:table-cell/>
                <table:table-cell/>
                <table:table-cell>
                  <text:p text:style-name="P7">2</text:p>
                </table:table-cell>
                <table:table-cell>
                  <text:p text:style-name="P7">13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>
                  <text:p text:style-name="P7">3</text:p>
                </table:table-cell>
                <table:table-cell>
                  <text:p text:style-name="P7">11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 table:style-name="ce3">
                  <text:p text:style-name="P8">101</text:p>
                </table:table-cell>
                <table:table-cell>
                  <text:p text:style-name="P7">5</text:p>
                </table:table-cell>
                <table:table-cell>
                  <text:p text:style-name="P7">7</text:p>
                </table:table-cell>
              </table:table-row>
            </table:table>
            <draw:image xlink:href="Pictures/TablePreview1.svm" xlink:type="simple" xlink:show="embed" xlink:actuate="onLoad"/>
          </draw:frame>
          <draw:custom-shape draw:style-name="gr4" draw:text-style-name="P4" xml:id="id4" draw:id="id4" draw:layer="layout" svg:width="4cm" svg:height="1.2cm" svg:x="3.539cm" svg:y="17.648cm">
            <text:p text:style-name="P4"><text:span text:style-name="T3">2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21" draw:id="id21" draw:layer="layout" svg:width="1cm" svg:height="1.2cm" svg:x="3.539cm" svg:y="18.8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5" draw:id="id5" draw:layer="layout" svg:width="1cm" svg:height="1.2cm" svg:x="4.539cm" svg:y="18.852cm">
            <text:p text:style-name="P5"><text:span text:style-name="T4">L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5.539cm" svg:y="18.852cm">
            <text:p text:style-name="P5"><text:span text:style-name="T4">S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6.539cm" svg:y="18.852cm">
            <text:p text:style-name="P5"><text:span text:style-name="T4">O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draw:line-skew="-0.198cm" svg:x1="8.039cm" svg:y1="15.852cm" svg:x2="5.539cm" svg:y2="17.648cm" draw:start-shape="id3" draw:start-glue-point="2" draw:end-shape="id4" draw:end-glue-point="0" svg:d="M8039 15852v700h-2500v1096" svg:viewBox="0 0 2501 1797">
            <text:p/>
          </draw:connector>
          <draw:custom-shape draw:style-name="gr4" draw:text-style-name="P4" xml:id="id6" draw:id="id6" draw:layer="layout" svg:width="4cm" svg:height="1.2cm" svg:x="3.539cm" svg:y="21.748cm">
            <text:p text:style-name="P4"><text:span text:style-name="T3">2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22" draw:id="id22" draw:layer="layout" svg:width="1cm" svg:height="1.2cm" svg:x="3.539cm" svg:y="22.9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23" draw:id="id23" draw:layer="layout" svg:width="1cm" svg:height="1.2cm" svg:x="4.539cm" svg:y="22.952cm">
            <text:p text:style-name="P5"><text:span text:style-name="T4">L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7" draw:id="id7" draw:layer="layout" svg:width="1cm" svg:height="1.2cm" svg:x="5.539cm" svg:y="22.952cm">
            <text:p text:style-name="P5"><text:span text:style-name="T4">S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6.539cm" svg:y="22.952cm">
            <text:p text:style-name="P5"><text:span text:style-name="T4">O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draw:line-skew="-0.148cm" svg:x1="5.039cm" svg:y1="20.052cm" svg:x2="5.539cm" svg:y2="21.748cm" draw:start-shape="id5" draw:start-glue-point="2" draw:end-shape="id6" draw:end-glue-point="0" svg:d="M5039 20052v700h500v996" svg:viewBox="0 0 501 1697">
            <text:p/>
          </draw:connector>
          <draw:custom-shape draw:style-name="gr4" draw:text-style-name="P4" xml:id="id8" draw:id="id8" draw:layer="layout" svg:width="4cm" svg:height="1.2cm" svg:x="3.539cm" svg:y="25.748cm">
            <text:p text:style-name="P4"><text:span text:style-name="T3">1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25" draw:id="id25" draw:layer="layout" svg:width="1cm" svg:height="1.2cm" svg:x="3.539cm" svg:y="26.9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26" draw:id="id26" draw:layer="layout" svg:width="1cm" svg:height="1.2cm" svg:x="4.539cm" svg:y="26.952cm">
            <text:p text:style-name="P5"><text:span text:style-name="T4">L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9" draw:id="id9" draw:layer="layout" svg:width="1cm" svg:height="1.2cm" svg:x="5.539cm" svg:y="26.952cm">
            <text:p text:style-name="P5"><text:span text:style-name="T4">S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6.539cm" svg:y="26.952cm">
            <text:p text:style-name="P5"><text:span text:style-name="T4">O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draw:line-skew="-0.198cm" svg:x1="6.039cm" svg:y1="24.152cm" svg:x2="5.539cm" svg:y2="25.748cm" draw:start-shape="id7" draw:start-glue-point="2" draw:end-shape="id8" draw:end-glue-point="0" svg:d="M6039 24152v600h-500v996" svg:viewBox="0 0 501 1597">
            <text:p/>
          </draw:connector>
          <draw:custom-shape draw:style-name="gr4" draw:text-style-name="P4" xml:id="id10" draw:id="id10" draw:layer="layout" svg:width="4cm" svg:height="1.2cm" svg:x="3.539cm" svg:y="29.748cm">
            <text:p text:style-name="P4"><text:span text:style-name="T3">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28" draw:id="id28" draw:layer="layout" svg:width="1cm" svg:height="1.2cm" svg:x="3.539cm" svg:y="30.9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29" draw:id="id29" draw:layer="layout" svg:width="1cm" svg:height="1.2cm" svg:x="4.539cm" svg:y="30.952cm">
            <text:p text:style-name="P5"><text:span text:style-name="T4">L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1" draw:id="id11" draw:layer="layout" svg:width="1cm" svg:height="1.2cm" svg:x="5.539cm" svg:y="30.952cm">
            <text:p text:style-name="P5"><text:span text:style-name="T4">S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6.539cm" svg:y="30.952cm">
            <text:p text:style-name="P5"><text:span text:style-name="T4">O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draw:line-skew="-0.198cm" svg:x1="6.039cm" svg:y1="28.152cm" svg:x2="5.539cm" svg:y2="29.748cm" draw:start-shape="id9" draw:start-glue-point="2" draw:end-shape="id10" draw:end-glue-point="0" svg:d="M6039 28152v600h-500v996" svg:viewBox="0 0 501 1597">
            <text:p/>
          </draw:connector>
          <draw:custom-shape draw:style-name="gr4" draw:text-style-name="P4" xml:id="id12" draw:id="id12" draw:layer="layout" svg:width="4cm" svg:height="1.2cm" svg:x="3.539cm" svg:y="33.748cm">
            <text:p text:style-name="P4"><text:span text:style-name="T3">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31" draw:id="id31" draw:layer="layout" svg:width="1cm" svg:height="1.2cm" svg:x="3.539cm" svg:y="34.9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32" draw:id="id32" draw:layer="layout" svg:width="1cm" svg:height="1.2cm" svg:x="4.539cm" svg:y="34.952cm">
            <text:p text:style-name="P5"><text:span text:style-name="T4">L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3" draw:id="id13" draw:layer="layout" svg:width="1cm" svg:height="1.2cm" svg:x="5.539cm" svg:y="34.952cm">
            <text:p text:style-name="P5"><text:span text:style-name="T4">S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6.539cm" svg:y="34.952cm">
            <text:p text:style-name="P5"><text:span text:style-name="T4">O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draw:line-skew="-0.198cm" svg:x1="6.039cm" svg:y1="32.152cm" svg:x2="5.539cm" svg:y2="33.748cm" draw:start-shape="id11" draw:start-glue-point="2" draw:end-shape="id12" draw:end-glue-point="0" svg:d="M6039 32152v600h-500v996" svg:viewBox="0 0 501 1597">
            <text:p/>
          </draw:connector>
          <draw:custom-shape draw:style-name="gr4" draw:text-style-name="P4" xml:id="id14" draw:id="id14" draw:layer="layout" svg:width="4cm" svg:height="1.2cm" svg:x="3.539cm" svg:y="37.748cm">
            <text:p text:style-name="P4"><text:span text:style-name="T3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34" draw:id="id34" draw:layer="layout" svg:width="1cm" svg:height="1.2cm" svg:x="3.539cm" svg:y="38.9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35" draw:id="id35" draw:layer="layout" svg:width="1cm" svg:height="1.2cm" svg:x="4.539cm" svg:y="38.952cm">
            <text:p text:style-name="P5"><text:span text:style-name="T4">L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5" draw:id="id15" draw:layer="layout" svg:width="1cm" svg:height="1.2cm" svg:x="5.539cm" svg:y="38.952cm">
            <text:p text:style-name="P5"><text:span text:style-name="T4">S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6.539cm" svg:y="38.952cm">
            <text:p text:style-name="P5"><text:span text:style-name="T4">O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draw:line-skew="-0.198cm" svg:x1="6.039cm" svg:y1="36.152cm" svg:x2="5.539cm" svg:y2="37.748cm" draw:start-shape="id13" draw:start-glue-point="2" draw:end-shape="id14" draw:end-glue-point="0" svg:d="M6039 36152v600h-500v996" svg:viewBox="0 0 501 1597">
            <text:p/>
          </draw:connector>
          <draw:custom-shape draw:style-name="gr4" draw:text-style-name="P4" xml:id="id16" draw:id="id16" draw:layer="layout" svg:width="4cm" svg:height="1.2cm" svg:x="3.539cm" svg:y="41.648cm">
            <text:p text:style-name="P4"><text:span text:style-name="T3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37" draw:id="id37" draw:layer="layout" svg:width="1cm" svg:height="1.2cm" svg:x="3.539cm" svg:y="42.8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38" draw:id="id38" draw:layer="layout" svg:width="1cm" svg:height="1.2cm" svg:x="4.539cm" svg:y="42.852cm">
            <text:p text:style-name="P5"><text:span text:style-name="T4">L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5.539cm" svg:y="42.852cm">
            <text:p text:style-name="P5"><text:span text:style-name="T4">S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7" draw:id="id17" draw:layer="layout" svg:width="1cm" svg:height="1.2cm" svg:x="6.539cm" svg:y="42.852cm">
            <text:p text:style-name="P5"><text:span text:style-name="T4">O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draw:line-skew="-0.248cm" svg:x1="6.039cm" svg:y1="40.152cm" svg:x2="5.539cm" svg:y2="41.648cm" draw:start-shape="id15" draw:start-glue-point="2" draw:end-shape="id16" draw:end-glue-point="0" svg:d="M6039 40152v500h-500v996" svg:viewBox="0 0 501 1497">
            <text:p/>
          </draw:connector>
          <draw:custom-shape draw:style-name="gr4" draw:text-style-name="P4" xml:id="id18" draw:id="id18" draw:layer="layout" svg:width="4cm" svg:height="1.2cm" svg:x="3.539cm" svg:y="45.648cm">
            <text:p text:style-name="P4"><text:span text:style-name="T3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9" draw:id="id19" draw:layer="layout" svg:width="1cm" svg:height="1.2cm" svg:x="3.539cm" svg:y="46.8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4.539cm" svg:y="46.852cm">
            <text:p text:style-name="P5"><text:span text:style-name="T4">L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5.539cm" svg:y="46.852cm">
            <text:p text:style-name="P5"><text:span text:style-name="T4">S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6.539cm" svg:y="46.852cm">
            <text:p text:style-name="P5"><text:span text:style-name="T4">O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draw:line-skew="-0.198cm" svg:x1="7.039cm" svg:y1="44.052cm" svg:x2="5.539cm" svg:y2="45.648cm" draw:start-shape="id17" draw:start-glue-point="2" draw:end-shape="id18" draw:end-glue-point="0" svg:d="M7039 44052v600h-1500v996" svg:viewBox="0 0 1501 1597">
            <text:p/>
          </draw:connector>
          <draw:custom-shape draw:style-name="gr4" draw:text-style-name="P4" xml:id="id20" draw:id="id20" draw:layer="layout" svg:width="4cm" svg:height="1.2cm" svg:x="3.539cm" svg:y="49.748cm">
            <text:p text:style-name="P4"><text:span text:style-name="T3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40" draw:id="id40" draw:layer="layout" svg:width="1cm" svg:height="1.2cm" svg:x="3.539cm" svg:y="50.9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4.539cm" svg:y="50.952cm">
            <text:p text:style-name="P5"><text:span text:style-name="T4">L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5.539cm" svg:y="50.952cm">
            <text:p text:style-name="P5"><text:span text:style-name="T4">S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6.539cm" svg:y="50.952cm">
            <text:p text:style-name="P5"><text:span text:style-name="T4">O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draw:line-skew="-0.148cm" svg:x1="4.039cm" svg:y1="48.052cm" svg:x2="5.539cm" svg:y2="49.748cm" draw:start-shape="id19" draw:start-glue-point="2" draw:end-shape="id20" draw:end-glue-point="0" svg:d="M4039 48052v700h1500v996" svg:viewBox="0 0 1501 1697">
            <text:p/>
          </draw:connector>
          <draw:connector draw:style-name="gr7" draw:text-style-name="P6" draw:layer="layout" draw:line-skew="0cm -0.45cm" svg:x1="4.039cm" svg:y1="20.052cm" svg:x2="3.539cm" svg:y2="18.248cm" draw:start-shape="id21" draw:start-glue-point="2" draw:end-shape="id4" draw:end-glue-point="3" svg:d="M4039 20052v550h-1500v-2354h1000" svg:viewBox="0 0 1501 2355">
            <text:p/>
          </draw:connector>
          <draw:connector draw:style-name="gr7" draw:text-style-name="P6" xml:id="id24" draw:id="id24" draw:layer="layout" draw:line-skew="0.15cm -0.35cm" svg:x1="4.039cm" svg:y1="24.152cm" svg:x2="3.539cm" svg:y2="22.348cm" draw:start-shape="id22" draw:start-glue-point="2" draw:end-shape="id6" draw:end-glue-point="3" svg:d="M4039 24152v700h-1400v-2504h900" svg:viewBox="0 0 1401 2505">
            <text:p/>
          </draw:connector>
          <draw:connector draw:style-name="gr8" draw:text-style-name="P6" draw:layer="layout" draw:line-skew="-0.05cm" svg:x1="5.039cm" svg:y1="24.152cm" svg:x2="2.639cm" svg:y2="24.852cm" draw:start-shape="id23" draw:start-glue-point="2" draw:end-shape="id24" draw:end-glue-point="0" svg:d="M5039 24152v1200h-2400v-500" svg:viewBox="0 0 2401 1201">
            <text:p/>
          </draw:connector>
          <draw:connector draw:style-name="gr7" draw:text-style-name="P6" xml:id="id27" draw:id="id27" draw:layer="layout" draw:line-skew="0cm -0.45cm" svg:x1="4.039cm" svg:y1="28.152cm" svg:x2="3.539cm" svg:y2="26.348cm" draw:start-shape="id25" draw:start-glue-point="2" draw:end-shape="id8" draw:end-glue-point="3" svg:d="M4039 28152v550h-1500v-2354h1000" svg:viewBox="0 0 1501 2355">
            <text:p/>
          </draw:connector>
          <draw:connector draw:style-name="gr8" draw:text-style-name="P6" draw:layer="layout" svg:x1="5.039cm" svg:y1="28.152cm" svg:x2="2.539cm" svg:y2="28.702cm" draw:start-shape="id26" draw:start-glue-point="2" draw:end-shape="id27" draw:end-glue-point="0" svg:d="M5039 28152v1100h-2500v-550" svg:viewBox="0 0 2501 1101">
            <text:p/>
          </draw:connector>
          <draw:connector draw:style-name="gr7" draw:text-style-name="P6" xml:id="id30" draw:id="id30" draw:layer="layout" draw:line-skew="0cm -0.45cm" svg:x1="4.039cm" svg:y1="32.152cm" svg:x2="3.539cm" svg:y2="30.348cm" draw:start-shape="id28" draw:start-glue-point="2" draw:end-shape="id10" draw:end-glue-point="3" svg:d="M4039 32152v550h-1500v-2354h1000" svg:viewBox="0 0 1501 2355">
            <text:p/>
          </draw:connector>
          <draw:connector draw:style-name="gr8" draw:text-style-name="P6" draw:layer="layout" svg:x1="5.039cm" svg:y1="32.152cm" svg:x2="2.539cm" svg:y2="32.702cm" draw:start-shape="id29" draw:start-glue-point="2" draw:end-shape="id30" draw:end-glue-point="0" svg:d="M5039 32152v1100h-2500v-550" svg:viewBox="0 0 2501 1101">
            <text:p/>
          </draw:connector>
          <draw:connector draw:style-name="gr7" draw:text-style-name="P6" xml:id="id33" draw:id="id33" draw:layer="layout" draw:line-skew="0cm -0.45cm" svg:x1="4.039cm" svg:y1="36.152cm" svg:x2="3.539cm" svg:y2="34.348cm" draw:start-shape="id31" draw:start-glue-point="2" draw:end-shape="id12" draw:end-glue-point="3" svg:d="M4039 36152v550h-1500v-2354h1000" svg:viewBox="0 0 1501 2355">
            <text:p/>
          </draw:connector>
          <draw:connector draw:style-name="gr8" draw:text-style-name="P6" draw:layer="layout" svg:x1="5.039cm" svg:y1="36.152cm" svg:x2="2.539cm" svg:y2="36.702cm" draw:start-shape="id32" draw:start-glue-point="2" draw:end-shape="id33" draw:end-glue-point="0" svg:d="M5039 36152v1100h-2500v-550" svg:viewBox="0 0 2501 1101">
            <text:p/>
          </draw:connector>
          <draw:connector draw:style-name="gr7" draw:text-style-name="P6" xml:id="id36" draw:id="id36" draw:layer="layout" draw:line-skew="0cm -0.45cm" svg:x1="4.039cm" svg:y1="40.152cm" svg:x2="3.539cm" svg:y2="38.348cm" draw:start-shape="id34" draw:start-glue-point="2" draw:end-shape="id14" draw:end-glue-point="3" svg:d="M4039 40152v550h-1500v-2354h1000" svg:viewBox="0 0 1501 2355">
            <text:p/>
          </draw:connector>
          <draw:connector draw:style-name="gr8" draw:text-style-name="P6" draw:layer="layout" svg:x1="5.039cm" svg:y1="40.152cm" svg:x2="2.539cm" svg:y2="40.702cm" draw:start-shape="id35" draw:start-glue-point="2" draw:end-shape="id36" draw:end-glue-point="0" svg:d="M5039 40152v1100h-2500v-550" svg:viewBox="0 0 2501 1101">
            <text:p/>
          </draw:connector>
          <draw:connector draw:style-name="gr7" draw:text-style-name="P6" xml:id="id39" draw:id="id39" draw:layer="layout" draw:line-skew="0cm -0.45cm" svg:x1="4.039cm" svg:y1="44.052cm" svg:x2="3.539cm" svg:y2="42.248cm" draw:start-shape="id37" draw:start-glue-point="2" draw:end-shape="id16" draw:end-glue-point="3" svg:d="M4039 44052v550h-1500v-2354h1000" svg:viewBox="0 0 1501 2355">
            <text:p/>
          </draw:connector>
          <draw:connector draw:style-name="gr8" draw:text-style-name="P6" draw:layer="layout" svg:x1="5.039cm" svg:y1="44.052cm" svg:x2="2.539cm" svg:y2="44.602cm" draw:start-shape="id38" draw:start-glue-point="2" draw:end-shape="id39" draw:end-glue-point="0" svg:d="M5039 44052v1100h-2500v-550" svg:viewBox="0 0 2501 1101">
            <text:p/>
          </draw:connector>
          <draw:custom-shape draw:style-name="gr4" draw:text-style-name="P4" xml:id="id41" draw:id="id41" draw:layer="layout" svg:width="4cm" svg:height="1.2cm" svg:x="3.539cm" svg:y="53.648cm">
            <text:p text:style-name="P4"><text:span text:style-name="T3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3.539cm" svg:y="54.8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4.539cm" svg:y="54.852cm">
            <text:p text:style-name="P5"><text:span text:style-name="T4">L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5.539cm" svg:y="54.852cm">
            <text:p text:style-name="P5"><text:span text:style-name="T4">S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6.539cm" svg:y="54.852cm">
            <text:p text:style-name="P5"><text:span text:style-name="T4">O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draw:line-skew="-0.248cm" svg:x1="4.039cm" svg:y1="52.152cm" svg:x2="5.539cm" svg:y2="53.648cm" draw:start-shape="id40" draw:start-glue-point="2" draw:end-shape="id41" draw:end-glue-point="0" svg:d="M4039 52152v500h1500v996" svg:viewBox="0 0 1501 1497">
            <text:p/>
          </draw:connector>
          <draw:connector draw:style-name="gr9" draw:text-style-name="P6" draw:layer="layout" draw:line-skew="0cm 0.45cm" svg:x1="9.039cm" svg:y1="15.852cm" svg:x2="11.539cm" svg:y2="14.048cm" draw:start-shape="id42" draw:start-glue-point="2" draw:end-shape="id2" draw:end-glue-point="1" svg:d="M9039 15852v550h3500v-2354h-1000" svg:viewBox="0 0 3501 2355">
            <text:p text:style-name="P6"/>
          </draw:connector>
          <draw:custom-shape draw:style-name="gr4" draw:text-style-name="P4" xml:id="id44" draw:id="id44" draw:layer="layout" svg:width="4cm" svg:height="1.2cm" svg:x="10.539cm" svg:y="17.648cm">
            <text:p text:style-name="P4"><text:span text:style-name="T3">3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45" draw:id="id45" draw:layer="layout" svg:width="1cm" svg:height="1.2cm" svg:x="10.539cm" svg:y="18.8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46" draw:id="id46" draw:layer="layout" svg:width="1cm" svg:height="1.2cm" svg:x="11.539cm" svg:y="18.852cm">
            <text:p text:style-name="P5"><text:span text:style-name="T4">L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48" draw:id="id48" draw:layer="layout" svg:width="1cm" svg:height="1.2cm" svg:x="12.539cm" svg:y="18.852cm">
            <text:p text:style-name="P5"><text:span text:style-name="T4">S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49" draw:id="id49" draw:layer="layout" svg:width="1cm" svg:height="1.2cm" svg:x="13.539cm" svg:y="18.852cm">
            <text:p text:style-name="P5"><text:span text:style-name="T4">O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svg:x1="10.039cm" svg:y1="15.852cm" svg:x2="12.539cm" svg:y2="17.648cm" draw:start-shape="id43" draw:start-glue-point="2" draw:end-shape="id44" draw:end-glue-point="0" svg:d="M10039 15852v898h2500v898" svg:viewBox="0 0 2501 1797">
            <text:p/>
          </draw:connector>
          <draw:connector draw:style-name="gr7" draw:text-style-name="P6" xml:id="id47" draw:id="id47" draw:layer="layout" draw:line-skew="0cm -0.45cm" svg:x1="11.039cm" svg:y1="20.052cm" svg:x2="10.539cm" svg:y2="18.248cm" draw:start-shape="id45" draw:start-glue-point="2" draw:end-shape="id44" draw:end-glue-point="3" svg:d="M11039 20052v550h-1500v-2354h1000" svg:viewBox="0 0 1501 2355">
            <text:p/>
          </draw:connector>
          <draw:connector draw:style-name="gr8" draw:text-style-name="P9" draw:layer="layout" svg:x1="12.039cm" svg:y1="20.052cm" svg:x2="9.539cm" svg:y2="20.602cm" draw:start-shape="id46" draw:start-glue-point="2" draw:end-shape="id47" draw:end-glue-point="0" svg:d="M12039 20052v1100h-2500v-550" svg:viewBox="0 0 2501 1101">
            <text:p/>
          </draw:connector>
          <draw:connector draw:style-name="gr8" draw:text-style-name="P9" draw:layer="layout" draw:line-skew="0.5cm" svg:x1="13.039cm" svg:y1="20.052cm" svg:x2="9.539cm" svg:y2="20.602cm" draw:start-shape="id48" draw:start-glue-point="2" draw:end-shape="id47" draw:end-glue-point="0" svg:d="M13039 20052v1600h-3500v-1050" svg:viewBox="0 0 3501 1601">
            <text:p/>
          </draw:connector>
          <draw:custom-shape draw:style-name="gr4" draw:text-style-name="P4" xml:id="id50" draw:id="id50" draw:layer="layout" svg:width="4cm" svg:height="1.2cm" svg:x="10.539cm" svg:y="23.348cm">
            <text:p text:style-name="P4"><text:span text:style-name="T3">4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51" draw:id="id51" draw:layer="layout" svg:width="1cm" svg:height="1.2cm" svg:x="10.539cm" svg:y="24.5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04" draw:id="id104" draw:layer="layout" svg:width="1cm" svg:height="1.2cm" svg:x="11.539cm" svg:y="24.552cm">
            <text:p text:style-name="P5"><text:span text:style-name="T4">L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05" draw:id="id105" draw:layer="layout" svg:width="1cm" svg:height="1.2cm" svg:x="12.539cm" svg:y="24.552cm">
            <text:p text:style-name="P5"><text:span text:style-name="T4">S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53" draw:id="id153" draw:layer="layout" svg:width="1cm" svg:height="1.2cm" svg:x="13.539cm" svg:y="24.552cm">
            <text:p text:style-name="P5"><text:span text:style-name="T4">O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draw:line-skew="0.502cm" svg:x1="14.039cm" svg:y1="20.052cm" svg:x2="12.539cm" svg:y2="23.348cm" draw:start-shape="id49" draw:start-glue-point="2" draw:end-shape="id50" draw:end-glue-point="0" svg:d="M14039 20052v2150h-1500v1146" svg:viewBox="0 0 1501 3297">
            <text:p/>
          </draw:connector>
          <draw:custom-shape draw:style-name="gr4" draw:text-style-name="P4" xml:id="id52" draw:id="id52" draw:layer="layout" svg:width="4cm" svg:height="1.2cm" svg:x="10.539cm" svg:y="52.248cm">
            <text:p text:style-name="P4"><text:span text:style-name="T3">4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53" draw:id="id53" draw:layer="layout" svg:width="1cm" svg:height="1.2cm" svg:x="10.539cm" svg:y="53.4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68" draw:id="id68" draw:layer="layout" svg:width="1cm" svg:height="1.2cm" svg:x="11.539cm" svg:y="53.452cm">
            <text:p text:style-name="P5"><text:span text:style-name="T4">L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69" draw:id="id69" draw:layer="layout" svg:width="1cm" svg:height="1.2cm" svg:x="12.539cm" svg:y="53.452cm">
            <text:p text:style-name="P5"><text:span text:style-name="T4">S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71" draw:id="id71" draw:layer="layout" svg:width="1cm" svg:height="1.2cm" svg:x="13.539cm" svg:y="53.452cm">
            <text:p text:style-name="P5"><text:span text:style-name="T4">O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draw:line-skew="-0.248cm" svg:x1="11.039cm" svg:y1="25.752cm" svg:x2="12.539cm" svg:y2="52.248cm" draw:start-shape="id51" draw:start-glue-point="2" draw:end-shape="id52" draw:end-glue-point="0" svg:d="M11039 25752v13000h1500v13496" svg:viewBox="0 0 1501 26497">
            <text:p/>
          </draw:connector>
          <draw:connector draw:style-name="gr6" draw:text-style-name="P6" draw:layer="layout" draw:line-skew="0.302cm" svg:x1="11.039cm" svg:y1="54.652cm" svg:x2="12.539cm" svg:y2="58.548cm" draw:start-shape="id53" draw:start-glue-point="2" draw:end-shape="id54" draw:end-glue-point="0" svg:d="M11039 54652v2250h1500v1646" svg:viewBox="0 0 1501 3897">
            <text:p/>
          </draw:connector>
          <draw:custom-shape draw:style-name="gr4" draw:text-style-name="P4" xml:id="id54" draw:id="id54" draw:layer="layout" svg:width="4cm" svg:height="1.2cm" svg:x="10.539cm" svg:y="58.548cm">
            <text:p text:style-name="P4"><text:span text:style-name="T3">4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6" draw:layer="layout" draw:line-skew="0.45cm" svg:x1="14.539cm" svg:y1="59.148cm" svg:x2="14.539cm" svg:y2="52.848cm" draw:start-shape="id54" draw:start-glue-point="1" draw:end-shape="id52" draw:end-glue-point="1" svg:d="M14539 59148h1000v-6300h-1000" svg:viewBox="0 0 1001 6301">
            <text:p/>
          </draw:connector>
          <draw:custom-shape draw:style-name="gr5" draw:text-style-name="P5" xml:id="id55" draw:id="id55" draw:layer="layout" svg:width="1cm" svg:height="1.2cm" svg:x="10.539cm" svg:y="59.7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56" draw:id="id56" draw:layer="layout" svg:width="1cm" svg:height="1.2cm" svg:x="11.539cm" svg:y="59.752cm">
            <text:p text:style-name="P5"><text:span text:style-name="T4">L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58" draw:id="id58" draw:layer="layout" svg:width="1cm" svg:height="1.2cm" svg:x="12.539cm" svg:y="59.752cm">
            <text:p text:style-name="P5"><text:span text:style-name="T4">S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65" draw:id="id65" draw:layer="layout" svg:width="1cm" svg:height="1.2cm" svg:x="13.539cm" svg:y="59.752cm">
            <text:p text:style-name="P5"><text:span text:style-name="T4">O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6" xml:id="id57" draw:id="id57" draw:layer="layout" draw:line-skew="0cm -0.45cm" svg:x1="11.039cm" svg:y1="60.952cm" svg:x2="10.539cm" svg:y2="59.148cm" draw:start-shape="id55" draw:start-glue-point="2" draw:end-shape="id54" draw:end-glue-point="3" svg:d="M11039 60952v550h-1500v-2354h1000" svg:viewBox="0 0 1501 2355">
            <text:p/>
          </draw:connector>
          <draw:connector draw:style-name="gr8" draw:text-style-name="P6" draw:layer="layout" draw:line-skew="-0.1cm" svg:x1="12.039cm" svg:y1="60.952cm" svg:x2="9.539cm" svg:y2="61.502cm" draw:start-shape="id56" draw:start-glue-point="2" draw:end-shape="id57" draw:end-glue-point="0" svg:d="M12039 60952v1000h-2500v-450" svg:viewBox="0 0 2501 1001">
            <text:p/>
          </draw:connector>
          <draw:connector draw:style-name="gr8" draw:text-style-name="P6" draw:layer="layout" draw:line-skew="0.4cm" svg:x1="13.039cm" svg:y1="60.952cm" svg:x2="9.539cm" svg:y2="61.502cm" draw:start-shape="id58" draw:start-glue-point="2" draw:end-shape="id57" draw:end-glue-point="0" svg:d="M13039 60952v1500h-3500v-950" svg:viewBox="0 0 3501 1501">
            <text:p/>
          </draw:connector>
          <draw:custom-shape draw:style-name="gr4" draw:text-style-name="P4" xml:id="id60" draw:id="id60" draw:layer="layout" svg:width="4cm" svg:height="1.2cm" svg:x="10.539cm" svg:y="65.448cm">
            <text:p text:style-name="P4"><text:span text:style-name="T3">5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59" draw:id="id59" draw:layer="layout" svg:width="1cm" svg:height="1.2cm" svg:x="10.539cm" svg:y="66.6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61" draw:id="id61" draw:layer="layout" svg:width="1cm" svg:height="1.2cm" svg:x="11.539cm" svg:y="66.652cm">
            <text:p text:style-name="P5"><text:span text:style-name="T4">L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63" draw:id="id63" draw:layer="layout" svg:width="1cm" svg:height="1.2cm" svg:x="12.539cm" svg:y="66.652cm">
            <text:p text:style-name="P5"><text:span text:style-name="T4">S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66" draw:id="id66" draw:layer="layout" svg:width="1cm" svg:height="1.2cm" svg:x="13.539cm" svg:y="66.652cm">
            <text:p text:style-name="P5"><text:span text:style-name="T4">O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6" xml:id="id62" draw:id="id62" draw:layer="layout" draw:line-skew="0cm -0.45cm" svg:x1="11.039cm" svg:y1="67.852cm" svg:x2="10.539cm" svg:y2="66.048cm" draw:start-shape="id59" draw:start-glue-point="2" draw:end-shape="id60" draw:end-glue-point="3" svg:d="M11039 67852v550h-1500v-2354h1000" svg:viewBox="0 0 1501 2355">
            <text:p/>
          </draw:connector>
          <draw:connector draw:style-name="gr8" draw:text-style-name="P6" draw:layer="layout" draw:line-skew="-0.1cm" svg:x1="12.039cm" svg:y1="67.852cm" svg:x2="9.539cm" svg:y2="68.402cm" draw:start-shape="id61" draw:start-glue-point="2" draw:end-shape="id62" draw:end-glue-point="0" svg:d="M12039 67852v1000h-2500v-450" svg:viewBox="0 0 2501 1001">
            <text:p/>
          </draw:connector>
          <draw:connector draw:style-name="gr11" draw:text-style-name="P6" draw:layer="layout" svg:x1="13.039cm" svg:y1="67.852cm" svg:x2="11.999cm" svg:y2="69.698cm" draw:start-shape="id63" draw:start-glue-point="2" draw:end-shape="id64" draw:end-glue-point="1" svg:d="M13039 67852v1846h-1040" svg:viewBox="0 0 1041 1847">
            <text:p/>
          </draw:connector>
          <draw:connector draw:style-name="gr6" draw:text-style-name="P6" draw:layer="layout" draw:line-skew="0.502cm" svg:x1="14.039cm" svg:y1="60.952cm" svg:x2="12.539cm" svg:y2="65.448cm" draw:start-shape="id65" draw:start-glue-point="2" draw:end-shape="id60" draw:end-glue-point="0" svg:d="M14039 60952v2750h-1500v1746" svg:viewBox="0 0 1501 4497">
            <text:p/>
          </draw:connector>
          <draw:frame draw:style-name="gr12" draw:text-style-name="P3" xml:id="id64" draw:id="id64" draw:layer="layout" svg:width="1.1cm" svg:height="1.012cm" svg:x="10.899cm" svg:y="69.192cm">
            <draw:text-box>
              <text:p text:style-name="P3"><text:span text:style-name="T1">X</text:span></text:p>
            </draw:text-box>
          </draw:frame>
          <draw:connector draw:style-name="gr11" draw:text-style-name="P6" draw:layer="layout" svg:x1="10.899cm" svg:y1="69.698cm" svg:x2="9.539cm" svg:y2="68.402cm" draw:start-shape="id64" draw:start-glue-point="3" draw:end-shape="id62" draw:end-glue-point="0" svg:d="M10899 69698h-1360v-1296" svg:viewBox="0 0 1361 1297">
            <text:p/>
          </draw:connector>
          <draw:connector draw:style-name="gr11" draw:text-style-name="P6" draw:layer="layout" svg:x1="14.039cm" svg:y1="67.852cm" svg:x2="12.599cm" svg:y2="70.998cm" draw:start-shape="id66" draw:start-glue-point="2" draw:end-shape="id67" draw:end-glue-point="1" svg:d="M14039 67852v3146h-1440" svg:viewBox="0 0 1441 3147">
            <text:p/>
          </draw:connector>
          <draw:frame draw:style-name="gr13" draw:text-style-name="P3" xml:id="id67" draw:id="id67" draw:layer="layout" svg:width="1.1cm" svg:height="1.012cm" svg:x="11.499cm" svg:y="70.492cm">
            <draw:text-box>
              <text:p text:style-name="P3"><text:span text:style-name="T1">X</text:span></text:p>
            </draw:text-box>
          </draw:frame>
          <draw:connector draw:style-name="gr11" draw:text-style-name="P6" draw:layer="layout" svg:x1="11.499cm" svg:y1="70.998cm" svg:x2="9.539cm" svg:y2="68.402cm" draw:start-shape="id67" draw:start-glue-point="3" draw:end-shape="id62" draw:end-glue-point="0" svg:d="M11499 70998h-1960v-2596" svg:viewBox="0 0 1961 2597">
            <text:p/>
          </draw:connector>
          <draw:connector draw:style-name="gr10" draw:text-style-name="P6" draw:layer="layout" draw:line-skew="0.45cm" svg:x1="14.539cm" svg:y1="66.048cm" svg:x2="14.539cm" svg:y2="59.148cm" draw:start-shape="id60" draw:start-glue-point="1" draw:end-shape="id54" draw:end-glue-point="1" svg:d="M14539 66048h1000v-6900h-1000" svg:viewBox="0 0 1001 6901">
            <text:p/>
          </draw:connector>
          <draw:custom-shape draw:style-name="gr4" draw:text-style-name="P4" xml:id="id72" draw:id="id72" draw:layer="layout" svg:width="4cm" svg:height="1.2cm" svg:x="18.539cm" svg:y="58.548cm">
            <text:p text:style-name="P4"><text:span text:style-name="T3">4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73" draw:id="id73" draw:layer="layout" svg:width="1cm" svg:height="1.2cm" svg:x="18.539cm" svg:y="59.7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83" draw:id="id83" draw:layer="layout" svg:width="1cm" svg:height="1.2cm" svg:x="19.539cm" svg:y="59.752cm">
            <text:p text:style-name="P5"><text:span text:style-name="T4">L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84" draw:id="id84" draw:layer="layout" svg:width="1cm" svg:height="1.2cm" svg:x="20.539cm" svg:y="59.752cm">
            <text:p text:style-name="P5"><text:span text:style-name="T4">S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03" draw:id="id103" draw:layer="layout" svg:width="1cm" svg:height="1.2cm" svg:x="21.539cm" svg:y="59.752cm">
            <text:p text:style-name="P5"><text:span text:style-name="T4">O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6" xml:id="id70" draw:id="id70" draw:layer="layout" draw:line-skew="0cm -0.45cm" svg:x1="12.039cm" svg:y1="54.652cm" svg:x2="10.539cm" svg:y2="52.848cm" draw:start-shape="id68" draw:start-glue-point="2" draw:end-shape="id52" draw:end-glue-point="3" svg:d="M12039 54652v550h-2500v-2354h1000" svg:viewBox="0 0 2501 2355">
            <text:p/>
          </draw:connector>
          <draw:connector draw:style-name="gr8" draw:text-style-name="P6" draw:layer="layout" svg:x1="13.039cm" svg:y1="54.652cm" svg:x2="9.539cm" svg:y2="55.202cm" draw:start-shape="id69" draw:start-glue-point="2" draw:end-shape="id70" draw:end-glue-point="0" svg:d="M13039 54652v1100h-3500v-550" svg:viewBox="0 0 3501 1101">
            <text:p/>
          </draw:connector>
          <draw:connector draw:style-name="gr6" draw:text-style-name="P6" draw:layer="layout" draw:line-skew="-0.448cm" svg:x1="14.039cm" svg:y1="54.652cm" svg:x2="20.539cm" svg:y2="58.548cm" draw:start-shape="id71" draw:start-glue-point="2" draw:end-shape="id72" draw:end-glue-point="0" svg:d="M14039 54652v1500h6500v2396" svg:viewBox="0 0 6501 3897">
            <text:p/>
          </draw:connector>
          <draw:custom-shape draw:style-name="gr4" draw:text-style-name="P4" xml:id="id74" draw:id="id74" draw:layer="layout" svg:width="4cm" svg:height="1.2cm" svg:x="18.539cm" svg:y="65.348cm">
            <text:p text:style-name="P4"><text:span text:style-name="T3">5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75" draw:id="id75" draw:layer="layout" svg:width="1cm" svg:height="1.2cm" svg:x="18.539cm" svg:y="66.5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76" draw:id="id76" draw:layer="layout" svg:width="1cm" svg:height="1.2cm" svg:x="19.539cm" svg:y="66.552cm">
            <text:p text:style-name="P5"><text:span text:style-name="T4">L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79" draw:id="id79" draw:layer="layout" svg:width="1cm" svg:height="1.2cm" svg:x="20.539cm" svg:y="66.552cm">
            <text:p text:style-name="P5"><text:span text:style-name="T4">S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81" draw:id="id81" draw:layer="layout" svg:width="1cm" svg:height="1.2cm" svg:x="21.539cm" svg:y="66.552cm">
            <text:p text:style-name="P5"><text:span text:style-name="T4">O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draw:line-skew="0.402cm" svg:x1="19.039cm" svg:y1="60.952cm" svg:x2="20.539cm" svg:y2="65.348cm" draw:start-shape="id73" draw:start-glue-point="2" draw:end-shape="id74" draw:end-glue-point="0" svg:d="M19039 60952v2600h1500v1796" svg:viewBox="0 0 1501 4397">
            <text:p/>
          </draw:connector>
          <draw:connector draw:style-name="gr9" draw:text-style-name="P6" xml:id="id78" draw:id="id78" draw:layer="layout" draw:line-skew="0cm -0.45cm" svg:x1="19.039cm" svg:y1="67.752cm" svg:x2="18.539cm" svg:y2="65.948cm" draw:start-shape="id75" draw:start-glue-point="2" draw:end-shape="id74" draw:end-glue-point="3" svg:d="M19039 67752v550h-1500v-2354h1000" svg:viewBox="0 0 1501 2355">
            <text:p text:style-name="P6"/>
          </draw:connector>
          <draw:connector draw:style-name="gr11" draw:text-style-name="P6" draw:layer="layout" svg:x1="20.039cm" svg:y1="67.752cm" svg:x2="19.399cm" svg:y2="69.273cm" draw:start-shape="id76" draw:start-glue-point="2" draw:end-shape="id77" draw:end-glue-point="1" svg:d="M20039 67752v1521h-640" svg:viewBox="0 0 641 1522">
            <text:p/>
          </draw:connector>
          <draw:frame draw:style-name="gr14" draw:text-style-name="P3" xml:id="id77" draw:id="id77" draw:layer="layout" svg:width="1.1cm" svg:height="1.012cm" svg:x="18.299cm" svg:y="68.767cm">
            <draw:text-box>
              <text:p text:style-name="P3"><text:span text:style-name="T1">X</text:span></text:p>
            </draw:text-box>
          </draw:frame>
          <draw:connector draw:style-name="gr11" draw:text-style-name="P6" xml:id="id80" draw:id="id80" draw:layer="layout" svg:x1="18.299cm" svg:y1="69.273cm" svg:x2="17.539cm" svg:y2="68.302cm" draw:start-shape="id77" draw:start-glue-point="3" draw:end-shape="id78" draw:end-glue-point="0" svg:d="M18299 69273h-760v-971" svg:viewBox="0 0 761 972">
            <text:p/>
          </draw:connector>
          <draw:connector draw:style-name="gr8" draw:text-style-name="P6" draw:layer="layout" draw:line-skew="0.429cm" svg:x1="21.039cm" svg:y1="67.752cm" svg:x2="17.539cm" svg:y2="69.273cm" draw:start-shape="id79" draw:start-glue-point="2" draw:end-shape="id80" draw:end-glue-point="0" svg:d="M21039 67752v2500h-3500v-979" svg:viewBox="0 0 3501 2501">
            <text:p/>
          </draw:connector>
          <draw:connector draw:style-name="gr11" draw:text-style-name="P6" draw:layer="layout" svg:x1="22.039cm" svg:y1="67.752cm" svg:x2="20.299cm" svg:y2="71.249cm" draw:start-shape="id81" draw:start-glue-point="2" draw:end-shape="id82" draw:end-glue-point="1" svg:d="M22039 67752v3497h-1740" svg:viewBox="0 0 1741 3498">
            <text:p/>
          </draw:connector>
          <draw:frame draw:style-name="gr14" draw:text-style-name="P3" xml:id="id82" draw:id="id82" draw:layer="layout" svg:width="1.1cm" svg:height="1.012cm" svg:x="19.199cm" svg:y="70.743cm">
            <draw:text-box>
              <text:p text:style-name="P3"><text:span text:style-name="T1">X</text:span></text:p>
            </draw:text-box>
          </draw:frame>
          <draw:connector draw:style-name="gr11" draw:text-style-name="P6" draw:layer="layout" svg:x1="19.199cm" svg:y1="71.249cm" svg:x2="17.539cm" svg:y2="69.273cm" draw:start-shape="id82" draw:start-glue-point="3" draw:end-shape="id80" draw:end-glue-point="0" svg:d="M19199 71249h-1660v-1976" svg:viewBox="0 0 1661 1977">
            <text:p/>
          </draw:connector>
          <draw:connector draw:style-name="gr10" draw:text-style-name="P6" draw:layer="layout" draw:line-skew="0.45cm" svg:x1="22.539cm" svg:y1="65.948cm" svg:x2="22.539cm" svg:y2="59.148cm" draw:start-shape="id74" draw:start-glue-point="1" draw:end-shape="id72" draw:end-glue-point="1" svg:d="M22539 65948h1000v-6800h-1000" svg:viewBox="0 0 1001 6801">
            <text:p/>
          </draw:connector>
          <draw:connector draw:style-name="gr9" draw:text-style-name="P6" draw:layer="layout" draw:line-skew="0cm -0.35cm" svg:x1="20.039cm" svg:y1="60.952cm" svg:x2="18.539cm" svg:y2="59.148cm" draw:start-shape="id83" draw:start-glue-point="2" draw:end-shape="id72" draw:end-glue-point="3" svg:d="M20039 60952v550h-2400v-2354h900" svg:viewBox="0 0 2401 2355">
            <text:p/>
          </draw:connector>
          <draw:custom-shape draw:style-name="gr4" draw:text-style-name="P4" xml:id="id85" draw:id="id85" draw:layer="layout" svg:width="4cm" svg:height="1.2cm" svg:x="26.839cm" svg:y="65.348cm">
            <text:p text:style-name="P4"><text:span text:style-name="T3">5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86" draw:id="id86" draw:layer="layout" svg:width="1cm" svg:height="1.2cm" svg:x="26.839cm" svg:y="66.5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87" draw:id="id87" draw:layer="layout" svg:width="1cm" svg:height="1.2cm" svg:x="27.839cm" svg:y="66.552cm">
            <text:p text:style-name="P5"><text:span text:style-name="T4">L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89" draw:id="id89" draw:layer="layout" svg:width="1cm" svg:height="1.2cm" svg:x="28.839cm" svg:y="66.552cm">
            <text:p text:style-name="P5"><text:span text:style-name="T4">S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91" draw:id="id91" draw:layer="layout" svg:width="1cm" svg:height="1.2cm" svg:x="29.839cm" svg:y="66.552cm">
            <text:p text:style-name="P5"><text:span text:style-name="T4">O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draw:line-skew="0.302cm" svg:x1="21.039cm" svg:y1="60.952cm" svg:x2="28.839cm" svg:y2="65.348cm" draw:start-shape="id84" draw:start-glue-point="2" draw:end-shape="id85" draw:end-glue-point="0" svg:d="M21039 60952v2500h7800v1896" svg:viewBox="0 0 7801 4397">
            <text:p/>
          </draw:connector>
          <draw:connector draw:style-name="gr9" draw:text-style-name="P6" xml:id="id88" draw:id="id88" draw:layer="layout" draw:line-skew="0cm -0.75cm" svg:x1="27.339cm" svg:y1="67.752cm" svg:x2="26.839cm" svg:y2="65.948cm" draw:start-shape="id86" draw:start-glue-point="2" draw:end-shape="id85" draw:end-glue-point="3" svg:d="M27339 67752v550h-1800v-2354h1300" svg:viewBox="0 0 1801 2355">
            <text:p/>
          </draw:connector>
          <draw:connector draw:style-name="gr8" draw:text-style-name="P6" draw:layer="layout" svg:x1="28.339cm" svg:y1="67.752cm" svg:x2="25.539cm" svg:y2="68.302cm" draw:start-shape="id87" draw:start-glue-point="2" draw:end-shape="id88" draw:end-glue-point="0" svg:d="M28339 67752v1100h-2800v-550" svg:viewBox="0 0 2801 1101">
            <text:p/>
          </draw:connector>
          <draw:connector draw:style-name="gr11" draw:text-style-name="P6" draw:layer="layout" svg:x1="29.339cm" svg:y1="67.752cm" svg:x2="28.099cm" svg:y2="69.849cm" draw:start-shape="id89" draw:start-glue-point="2" draw:end-shape="id90" draw:end-glue-point="1" svg:d="M29339 67752v2097h-1240" svg:viewBox="0 0 1241 2098">
            <text:p/>
          </draw:connector>
          <draw:frame draw:style-name="gr12" draw:text-style-name="P3" xml:id="id90" draw:id="id90" draw:layer="layout" svg:width="1.1cm" svg:height="1.012cm" svg:x="26.999cm" svg:y="69.343cm">
            <draw:text-box>
              <text:p text:style-name="P3"><text:span text:style-name="T1">X</text:span></text:p>
            </draw:text-box>
          </draw:frame>
          <draw:connector draw:style-name="gr11" draw:text-style-name="P6" draw:layer="layout" svg:x1="26.999cm" svg:y1="69.849cm" svg:x2="25.539cm" svg:y2="68.302cm" draw:start-shape="id90" draw:start-glue-point="3" draw:end-shape="id88" draw:end-glue-point="0" svg:d="M26999 69849h-1460v-1547" svg:viewBox="0 0 1461 1548">
            <text:p/>
          </draw:connector>
          <draw:connector draw:style-name="gr11" draw:text-style-name="P6" draw:layer="layout" svg:x1="30.339cm" svg:y1="67.752cm" svg:x2="28.699cm" svg:y2="71.225cm" draw:start-shape="id91" draw:start-glue-point="2" draw:end-shape="id92" draw:end-glue-point="1" svg:d="M30339 67752v3473h-1640" svg:viewBox="0 0 1641 3474">
            <text:p/>
          </draw:connector>
          <draw:frame draw:style-name="gr14" draw:text-style-name="P3" xml:id="id92" draw:id="id92" draw:layer="layout" svg:width="1.1cm" svg:height="1.012cm" svg:x="27.599cm" svg:y="70.719cm">
            <draw:text-box>
              <text:p text:style-name="P3"><text:span text:style-name="T1">X</text:span></text:p>
            </draw:text-box>
          </draw:frame>
          <draw:connector draw:style-name="gr11" draw:text-style-name="P6" draw:layer="layout" svg:x1="27.599cm" svg:y1="71.225cm" svg:x2="25.539cm" svg:y2="68.302cm" draw:start-shape="id92" draw:start-glue-point="3" draw:end-shape="id88" draw:end-glue-point="0" svg:d="M27599 71225h-2060v-2923" svg:viewBox="0 0 2061 2924">
            <text:p/>
          </draw:connector>
          <draw:custom-shape draw:style-name="gr4" draw:text-style-name="P4" xml:id="id95" draw:id="id95" draw:layer="layout" svg:width="4cm" svg:height="1.2cm" svg:x="35.539cm" svg:y="65.448cm">
            <text:p text:style-name="P4"><text:span text:style-name="T3">5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93" draw:id="id93" draw:layer="layout" svg:width="1cm" svg:height="1.2cm" svg:x="35.539cm" svg:y="66.6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96" draw:id="id96" draw:layer="layout" svg:width="1cm" svg:height="1.2cm" svg:x="36.539cm" svg:y="66.652cm">
            <text:p text:style-name="P5"><text:span text:style-name="T4">L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97" draw:id="id97" draw:layer="layout" svg:width="1cm" svg:height="1.2cm" svg:x="37.539cm" svg:y="66.652cm">
            <text:p text:style-name="P5"><text:span text:style-name="T4">S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00" draw:id="id100" draw:layer="layout" svg:width="1cm" svg:height="1.2cm" svg:x="38.539cm" svg:y="66.652cm">
            <text:p text:style-name="P5"><text:span text:style-name="T4">O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1" draw:text-style-name="P6" draw:layer="layout" svg:x1="36.039cm" svg:y1="67.852cm" svg:x2="35.499cm" svg:y2="68.925cm" draw:start-shape="id93" draw:start-glue-point="2" draw:end-shape="id94" draw:end-glue-point="1" svg:d="M36039 67852v1073h-540" svg:viewBox="0 0 541 1074">
            <text:p/>
          </draw:connector>
          <draw:frame draw:style-name="gr12" draw:text-style-name="P3" xml:id="id94" draw:id="id94" draw:layer="layout" svg:width="1.1cm" svg:height="1.012cm" svg:x="34.399cm" svg:y="68.419cm">
            <draw:text-box>
              <text:p text:style-name="P3"><text:span text:style-name="T1">X</text:span></text:p>
            </draw:text-box>
          </draw:frame>
          <draw:connector draw:style-name="gr15" draw:text-style-name="P6" draw:layer="layout" svg:x1="34.399cm" svg:y1="68.925cm" svg:x2="35.539cm" svg:y2="66.048cm" draw:start-shape="id94" draw:start-glue-point="3" draw:end-shape="id95" draw:end-glue-point="3" svg:d="M34399 68925h-500v-2877h1640" svg:viewBox="0 0 1641 2878">
            <text:p/>
          </draw:connector>
          <draw:connector draw:style-name="gr8" draw:text-style-name="P6" xml:id="id99" draw:id="id99" draw:layer="layout" draw:line-skew="0.021cm" svg:x1="37.039cm" svg:y1="67.852cm" svg:x2="34.399cm" svg:y2="68.925cm" draw:start-shape="id96" draw:start-glue-point="2" draw:end-shape="id94" draw:end-glue-point="3" svg:d="M37039 67852v2100h-3140v-1027h500" svg:viewBox="0 0 3141 2101">
            <text:p/>
          </draw:connector>
          <draw:connector draw:style-name="gr11" draw:text-style-name="P6" draw:layer="layout" svg:x1="38.039cm" svg:y1="67.852cm" svg:x2="36.599cm" svg:y2="70.925cm" draw:start-shape="id97" draw:start-glue-point="2" draw:end-shape="id98" draw:end-glue-point="1" svg:d="M38039 67852v3073h-1440" svg:viewBox="0 0 1441 3074">
            <text:p/>
          </draw:connector>
          <draw:frame draw:style-name="gr14" draw:text-style-name="P3" xml:id="id98" draw:id="id98" draw:layer="layout" svg:width="1.1cm" svg:height="1.012cm" svg:x="35.499cm" svg:y="70.419cm">
            <draw:text-box>
              <text:p text:style-name="P3"><text:span text:style-name="T1">X</text:span></text:p>
            </draw:text-box>
          </draw:frame>
          <draw:connector draw:style-name="gr11" draw:text-style-name="P6" xml:id="id102" draw:id="id102" draw:layer="layout" svg:x1="35.499cm" svg:y1="70.925cm" svg:x2="33.899cm" svg:y2="69.952cm" draw:start-shape="id98" draw:start-glue-point="3" draw:end-shape="id99" draw:end-glue-point="0" svg:d="M35499 70925h-1600v-973" svg:viewBox="0 0 1601 974">
            <text:p/>
          </draw:connector>
          <draw:connector draw:style-name="gr11" draw:text-style-name="P6" draw:layer="layout" svg:x1="39.039cm" svg:y1="67.852cm" svg:x2="37.299cm" svg:y2="72.325cm" draw:start-shape="id100" draw:start-glue-point="2" draw:end-shape="id101" draw:end-glue-point="1" svg:d="M39039 67852v4473h-1740" svg:viewBox="0 0 1741 4474">
            <text:p/>
          </draw:connector>
          <draw:frame draw:style-name="gr12" draw:text-style-name="P3" xml:id="id101" draw:id="id101" draw:layer="layout" svg:width="1.1cm" svg:height="1.012cm" svg:x="36.199cm" svg:y="71.819cm">
            <draw:text-box>
              <text:p text:style-name="P3"><text:span text:style-name="T1">X</text:span></text:p>
            </draw:text-box>
          </draw:frame>
          <draw:connector draw:style-name="gr11" draw:text-style-name="P6" draw:layer="layout" svg:x1="36.199cm" svg:y1="72.325cm" svg:x2="33.899cm" svg:y2="70.925cm" draw:start-shape="id101" draw:start-glue-point="3" draw:end-shape="id102" draw:end-glue-point="0" svg:d="M36199 72325h-2300v-1400" svg:viewBox="0 0 2301 1401">
            <text:p/>
          </draw:connector>
          <draw:connector draw:style-name="gr6" draw:text-style-name="P6" draw:layer="layout" draw:line-skew="-0.798cm" svg:x1="22.039cm" svg:y1="60.952cm" svg:x2="37.539cm" svg:y2="65.448cm" draw:start-shape="id103" draw:start-glue-point="2" draw:end-shape="id95" draw:end-glue-point="0" svg:d="M22039 60952v1450h15500v3046" svg:viewBox="0 0 15501 4497">
            <text:p/>
          </draw:connector>
          <draw:connector draw:style-name="gr10" draw:text-style-name="P6" draw:layer="layout" svg:x1="30.839cm" svg:y1="65.948cm" svg:x2="22.539cm" svg:y2="59.148cm" draw:start-shape="id85" draw:start-glue-point="1" draw:end-shape="id72" draw:end-glue-point="1" svg:d="M30839 65948h550v-6800h-8850" svg:viewBox="0 0 8851 6801">
            <text:p/>
          </draw:connector>
          <draw:connector draw:style-name="gr10" draw:text-style-name="P6" draw:layer="layout" svg:x1="39.539cm" svg:y1="66.048cm" svg:x2="22.539cm" svg:y2="59.148cm" draw:start-shape="id95" draw:start-glue-point="1" draw:end-shape="id72" draw:end-glue-point="1" svg:d="M39539 66048h550v-6900h-17550" svg:viewBox="0 0 17551 6901">
            <text:p/>
          </draw:connector>
          <draw:connector draw:style-name="gr10" draw:text-style-name="P6" draw:layer="layout" draw:line-skew="0.45cm" svg:x1="22.539cm" svg:y1="59.148cm" svg:x2="14.539cm" svg:y2="52.848cm" draw:start-shape="id72" draw:start-glue-point="1" draw:end-shape="id52" draw:end-glue-point="1" svg:d="M22539 59148h1000v-6300h-9000" svg:viewBox="0 0 9001 6301">
            <text:p/>
          </draw:connector>
          <draw:connector draw:style-name="gr10" draw:text-style-name="P6" draw:layer="layout" draw:line-skew="0.45cm" svg:x1="14.539cm" svg:y1="52.848cm" svg:x2="14.539cm" svg:y2="23.948cm" draw:start-shape="id52" draw:start-glue-point="1" draw:end-shape="id50" draw:end-glue-point="1" svg:d="M14539 52848h1000v-28900h-1000" svg:viewBox="0 0 1001 28901">
            <text:p/>
          </draw:connector>
          <draw:connector draw:style-name="gr7" draw:text-style-name="P6" draw:layer="layout" draw:line-skew="0cm -0.45cm" svg:x1="12.039cm" svg:y1="25.752cm" svg:x2="10.539cm" svg:y2="23.948cm" draw:start-shape="id104" draw:start-glue-point="2" draw:end-shape="id50" draw:end-glue-point="3" svg:d="M12039 25752v550h-2500v-2354h1000" svg:viewBox="0 0 2501 2355">
            <text:p/>
          </draw:connector>
          <draw:custom-shape draw:style-name="gr4" draw:text-style-name="P4" xml:id="id106" draw:id="id106" draw:layer="layout" svg:width="4cm" svg:height="1.2cm" svg:x="19.539cm" svg:y="28.548cm">
            <text:p text:style-name="P4"><text:span text:style-name="T3">4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07" draw:id="id107" draw:layer="layout" svg:width="1cm" svg:height="1.2cm" svg:x="19.539cm" svg:y="29.7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08" draw:id="id108" draw:layer="layout" svg:width="1cm" svg:height="1.2cm" svg:x="20.539cm" svg:y="29.752cm">
            <text:p text:style-name="P5"><text:span text:style-name="T4">L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10" draw:id="id110" draw:layer="layout" svg:width="1cm" svg:height="1.2cm" svg:x="21.539cm" svg:y="29.752cm">
            <text:p text:style-name="P5"><text:span text:style-name="T4">S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27" draw:id="id127" draw:layer="layout" svg:width="1cm" svg:height="1.2cm" svg:x="22.539cm" svg:y="29.752cm">
            <text:p text:style-name="P5"><text:span text:style-name="T4">O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draw:line-skew="-0.198cm" svg:x1="13.039cm" svg:y1="25.752cm" svg:x2="21.539cm" svg:y2="28.548cm" draw:start-shape="id105" draw:start-glue-point="2" draw:end-shape="id106" draw:end-glue-point="0" svg:d="M13039 25752v1200h8500v1596" svg:viewBox="0 0 8501 2797">
            <text:p/>
          </draw:connector>
          <draw:connector draw:style-name="gr9" draw:text-style-name="P6" xml:id="id109" draw:id="id109" draw:layer="layout" draw:line-skew="0cm -0.45cm" svg:x1="20.039cm" svg:y1="30.952cm" svg:x2="19.539cm" svg:y2="29.148cm" draw:start-shape="id107" draw:start-glue-point="2" draw:end-shape="id106" draw:end-glue-point="3" svg:d="M20039 30952v550h-1500v-2354h1000" svg:viewBox="0 0 1501 2355">
            <text:p/>
          </draw:connector>
          <draw:connector draw:style-name="gr8" draw:text-style-name="P6" draw:layer="layout" svg:x1="21.039cm" svg:y1="30.952cm" svg:x2="18.539cm" svg:y2="31.502cm" draw:start-shape="id108" draw:start-glue-point="2" draw:end-shape="id109" draw:end-glue-point="0" svg:d="M21039 30952v1100h-2500v-550" svg:viewBox="0 0 2501 1101">
            <text:p/>
          </draw:connector>
          <draw:custom-shape draw:style-name="gr4" draw:text-style-name="P4" xml:id="id111" draw:id="id111" draw:layer="layout" svg:width="4cm" svg:height="1.2cm" svg:x="19.239cm" svg:y="34.548cm">
            <text:p text:style-name="P4"><text:span text:style-name="T3">4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12" draw:id="id112" draw:layer="layout" svg:width="1cm" svg:height="1.2cm" svg:x="19.239cm" svg:y="35.7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13" draw:id="id113" draw:layer="layout" svg:width="1cm" svg:height="1.2cm" svg:x="20.239cm" svg:y="35.752cm">
            <text:p text:style-name="P5"><text:span text:style-name="T4">L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15" draw:id="id115" draw:layer="layout" svg:width="1cm" svg:height="1.2cm" svg:x="21.239cm" svg:y="35.752cm">
            <text:p text:style-name="P5"><text:span text:style-name="T4">S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26" draw:id="id126" draw:layer="layout" svg:width="1cm" svg:height="1.2cm" svg:x="22.239cm" svg:y="35.752cm">
            <text:p text:style-name="P5"><text:span text:style-name="T4">O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draw:line-skew="0.502cm" svg:x1="22.039cm" svg:y1="30.952cm" svg:x2="21.239cm" svg:y2="34.548cm" draw:start-shape="id110" draw:start-glue-point="2" draw:end-shape="id111" draw:end-glue-point="0" svg:d="M22039 30952v2300h-800v1296" svg:viewBox="0 0 801 3597">
            <text:p/>
          </draw:connector>
          <draw:connector draw:style-name="gr9" draw:text-style-name="P6" xml:id="id114" draw:id="id114" draw:layer="layout" draw:line-skew="0.15cm -0.35cm" svg:x1="19.739cm" svg:y1="36.952cm" svg:x2="19.239cm" svg:y2="35.148cm" draw:start-shape="id112" draw:start-glue-point="2" draw:end-shape="id111" draw:end-glue-point="3" svg:d="M19739 36952v700h-1400v-2504h900" svg:viewBox="0 0 1401 2505">
            <text:p/>
          </draw:connector>
          <draw:connector draw:style-name="gr8" draw:text-style-name="P6" draw:layer="layout" draw:line-skew="-0.05cm" svg:x1="20.739cm" svg:y1="36.952cm" svg:x2="18.339cm" svg:y2="37.652cm" draw:start-shape="id113" draw:start-glue-point="2" draw:end-shape="id114" draw:end-glue-point="0" svg:d="M20739 36952v1200h-2400v-500" svg:viewBox="0 0 2401 1201">
            <text:p/>
          </draw:connector>
          <draw:connector draw:style-name="gr8" draw:text-style-name="P6" draw:layer="layout" draw:line-skew="0.4cm" svg:x1="21.739cm" svg:y1="36.952cm" svg:x2="18.339cm" svg:y2="37.652cm" draw:start-shape="id115" draw:start-glue-point="2" draw:end-shape="id114" draw:end-glue-point="0" svg:d="M21739 36952v1650h-3400v-950" svg:viewBox="0 0 3401 1651">
            <text:p/>
          </draw:connector>
          <draw:custom-shape draw:style-name="gr4" draw:text-style-name="P4" xml:id="id118" draw:id="id118" draw:layer="layout" svg:width="4cm" svg:height="1.2cm" svg:x="19.439cm" svg:y="41.548cm">
            <text:p text:style-name="P4"><text:span text:style-name="T3">5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16" draw:id="id116" draw:layer="layout" svg:width="1cm" svg:height="1.2cm" svg:x="19.439cm" svg:y="42.7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19" draw:id="id119" draw:layer="layout" svg:width="1cm" svg:height="1.2cm" svg:x="20.439cm" svg:y="42.752cm">
            <text:p text:style-name="P5"><text:span text:style-name="T4">L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20" draw:id="id120" draw:layer="layout" svg:width="1cm" svg:height="1.2cm" svg:x="21.439cm" svg:y="42.752cm">
            <text:p text:style-name="P5"><text:span text:style-name="T4">S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23" draw:id="id123" draw:layer="layout" svg:width="1cm" svg:height="1.2cm" svg:x="22.439cm" svg:y="42.752cm">
            <text:p text:style-name="P5"><text:span text:style-name="T4">O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1" draw:text-style-name="P6" draw:layer="layout" svg:x1="19.939cm" svg:y1="43.952cm" svg:x2="19.439cm" svg:y2="45.046cm" draw:start-shape="id116" draw:start-glue-point="2" draw:end-shape="id117" draw:end-glue-point="1" svg:d="M19939 43952v1094h-500" svg:viewBox="0 0 501 1095">
            <text:p/>
          </draw:connector>
          <draw:frame draw:style-name="gr14" draw:text-style-name="P3" xml:id="id117" draw:id="id117" draw:layer="layout" svg:width="1.1cm" svg:height="1.012cm" svg:x="18.339cm" svg:y="44.54cm">
            <draw:text-box>
              <text:p text:style-name="P3"><text:span text:style-name="T1">X</text:span></text:p>
            </draw:text-box>
          </draw:frame>
          <draw:connector draw:style-name="gr15" draw:text-style-name="P6" draw:layer="layout" svg:x1="18.339cm" svg:y1="45.046cm" svg:x2="19.439cm" svg:y2="42.148cm" draw:start-shape="id117" draw:start-glue-point="3" draw:end-shape="id118" draw:end-glue-point="3" svg:d="M18339 45046h-500v-2898h1600" svg:viewBox="0 0 1601 2899">
            <text:p/>
          </draw:connector>
          <draw:connector draw:style-name="gr8" draw:text-style-name="P6" xml:id="id122" draw:id="id122" draw:layer="layout" svg:x1="20.939cm" svg:y1="43.952cm" svg:x2="18.339cm" svg:y2="45.046cm" draw:start-shape="id119" draw:start-glue-point="2" draw:end-shape="id117" draw:end-glue-point="3" svg:d="M20939 43952v2100h-3100v-1006h500" svg:viewBox="0 0 3101 2101">
            <text:p/>
          </draw:connector>
          <draw:connector draw:style-name="gr11" draw:text-style-name="P6" draw:layer="layout" svg:x1="21.939cm" svg:y1="43.952cm" svg:x2="20.399cm" svg:y2="47.025cm" draw:start-shape="id120" draw:start-glue-point="2" draw:end-shape="id121" draw:end-glue-point="1" svg:d="M21939 43952v3073h-1540" svg:viewBox="0 0 1541 3074">
            <text:p/>
          </draw:connector>
          <draw:frame draw:style-name="gr14" draw:text-style-name="P3" xml:id="id121" draw:id="id121" draw:layer="layout" svg:width="1.1cm" svg:height="1.012cm" svg:x="19.299cm" svg:y="46.519cm">
            <draw:text-box>
              <text:p text:style-name="P3"><text:span text:style-name="T1">X</text:span></text:p>
            </draw:text-box>
          </draw:frame>
          <draw:connector draw:style-name="gr11" draw:text-style-name="P6" xml:id="id125" draw:id="id125" draw:layer="layout" svg:x1="19.299cm" svg:y1="47.025cm" svg:x2="17.839cm" svg:y2="46.052cm" draw:start-shape="id121" draw:start-glue-point="3" draw:end-shape="id122" draw:end-glue-point="0" svg:d="M19299 47025h-1460v-973" svg:viewBox="0 0 1461 974">
            <text:p/>
          </draw:connector>
          <draw:connector draw:style-name="gr11" draw:text-style-name="P6" draw:layer="layout" svg:x1="22.939cm" svg:y1="43.952cm" svg:x2="21.099cm" svg:y2="48.525cm" draw:start-shape="id123" draw:start-glue-point="2" draw:end-shape="id124" draw:end-glue-point="1" svg:d="M22939 43952v4573h-1840" svg:viewBox="0 0 1841 4574">
            <text:p/>
          </draw:connector>
          <draw:frame draw:style-name="gr12" draw:text-style-name="P3" xml:id="id124" draw:id="id124" draw:layer="layout" svg:width="1.1cm" svg:height="1.012cm" svg:x="19.999cm" svg:y="48.019cm">
            <draw:text-box>
              <text:p text:style-name="P3"><text:span text:style-name="T1">X</text:span></text:p>
            </draw:text-box>
          </draw:frame>
          <draw:connector draw:style-name="gr11" draw:text-style-name="P6" draw:layer="layout" svg:x1="19.999cm" svg:y1="48.525cm" svg:x2="17.839cm" svg:y2="47.025cm" draw:start-shape="id124" draw:start-glue-point="3" draw:end-shape="id125" draw:end-glue-point="0" svg:d="M19999 48525h-2160v-1500" svg:viewBox="0 0 2161 1501">
            <text:p/>
          </draw:connector>
          <draw:connector draw:style-name="gr10" draw:text-style-name="P6" draw:layer="layout" draw:line-skew="0.05cm" svg:x1="23.439cm" svg:y1="42.148cm" svg:x2="23.239cm" svg:y2="35.148cm" draw:start-shape="id118" draw:start-glue-point="1" draw:end-shape="id111" draw:end-glue-point="1" svg:d="M23439 42148h600v-7000h-800" svg:viewBox="0 0 801 7001">
            <text:p/>
          </draw:connector>
          <draw:connector draw:style-name="gr6" draw:text-style-name="P6" draw:layer="layout" draw:line-skew="0.252cm" svg:x1="22.739cm" svg:y1="36.952cm" svg:x2="21.439cm" svg:y2="41.548cm" draw:start-shape="id126" draw:start-glue-point="2" draw:end-shape="id118" draw:end-glue-point="0" svg:d="M22739 36952v2550h-1300v2046" svg:viewBox="0 0 1301 4597">
            <text:p/>
          </draw:connector>
          <draw:custom-shape draw:style-name="gr4" draw:text-style-name="P4" xml:id="id128" draw:id="id128" draw:layer="layout" svg:width="4cm" svg:height="1.2cm" svg:x="28.239cm" svg:y="34.648cm">
            <text:p text:style-name="P4"><text:span text:style-name="T3">4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37" draw:id="id137" draw:layer="layout" svg:width="1cm" svg:height="1.2cm" svg:x="28.239cm" svg:y="35.8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38" draw:id="id138" draw:layer="layout" svg:width="1cm" svg:height="1.2cm" svg:x="29.239cm" svg:y="35.852cm">
            <text:p text:style-name="P5"><text:span text:style-name="T4">L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50" draw:id="id150" draw:layer="layout" svg:width="1cm" svg:height="1.2cm" svg:x="30.239cm" svg:y="35.852cm">
            <text:p text:style-name="P5"><text:span text:style-name="T4">S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51" draw:id="id151" draw:layer="layout" svg:width="1cm" svg:height="1.2cm" svg:x="31.239cm" svg:y="35.852cm">
            <text:p text:style-name="P5"><text:span text:style-name="T4">O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draw:line-skew="0.452cm" svg:x1="23.039cm" svg:y1="30.952cm" svg:x2="30.239cm" svg:y2="34.648cm" draw:start-shape="id127" draw:start-glue-point="2" draw:end-shape="id128" draw:end-glue-point="0" svg:d="M23039 30952v2300h7200v1396" svg:viewBox="0 0 7201 3697">
            <text:p/>
          </draw:connector>
          <draw:custom-shape draw:style-name="gr4" draw:text-style-name="P4" xml:id="id131" draw:id="id131" draw:layer="layout" svg:width="4cm" svg:height="1.2cm" svg:x="28.439cm" svg:y="41.548cm">
            <text:p text:style-name="P4"><text:span text:style-name="T3">5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29" draw:id="id129" draw:layer="layout" svg:width="1cm" svg:height="1.2cm" svg:x="28.439cm" svg:y="42.7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32" draw:id="id132" draw:layer="layout" svg:width="1cm" svg:height="1.2cm" svg:x="29.439cm" svg:y="42.752cm">
            <text:p text:style-name="P5"><text:span text:style-name="T4">L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33" draw:id="id133" draw:layer="layout" svg:width="1cm" svg:height="1.2cm" svg:x="30.439cm" svg:y="42.752cm">
            <text:p text:style-name="P5"><text:span text:style-name="T4">S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35" draw:id="id135" draw:layer="layout" svg:width="1cm" svg:height="1.2cm" svg:x="31.439cm" svg:y="42.752cm">
            <text:p text:style-name="P5"><text:span text:style-name="T4">O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1" draw:text-style-name="P6" draw:layer="layout" svg:x1="28.939cm" svg:y1="43.952cm" svg:x2="28.339cm" svg:y2="45.146cm" draw:start-shape="id129" draw:start-glue-point="2" draw:end-shape="id130" draw:end-glue-point="1" svg:d="M28939 43952v1194h-600" svg:viewBox="0 0 601 1195">
            <text:p/>
          </draw:connector>
          <draw:frame draw:style-name="gr14" draw:text-style-name="P3" xml:id="id130" draw:id="id130" draw:layer="layout" svg:width="1.1cm" svg:height="1.012cm" svg:x="27.239cm" svg:y="44.64cm">
            <draw:text-box>
              <text:p text:style-name="P3"><text:span text:style-name="T1">X</text:span></text:p>
            </draw:text-box>
          </draw:frame>
          <draw:connector draw:style-name="gr15" draw:text-style-name="P6" draw:layer="layout" svg:x1="27.239cm" svg:y1="45.146cm" svg:x2="28.439cm" svg:y2="42.148cm" draw:start-shape="id130" draw:start-glue-point="3" draw:end-shape="id131" draw:end-glue-point="3" svg:d="M27239 45146h-500v-2998h1700" svg:viewBox="0 0 1701 2999">
            <text:p/>
          </draw:connector>
          <draw:connector draw:style-name="gr8" draw:text-style-name="P6" xml:id="id134" draw:id="id134" draw:layer="layout" draw:line-skew="-0.1cm" svg:x1="29.939cm" svg:y1="43.952cm" svg:x2="27.239cm" svg:y2="45.146cm" draw:start-shape="id132" draw:start-glue-point="2" draw:end-shape="id130" draw:end-glue-point="3" svg:d="M29939 43952v2100h-3200v-906h500" svg:viewBox="0 0 3201 2101">
            <text:p/>
          </draw:connector>
          <draw:connector draw:style-name="gr8" draw:text-style-name="P6" draw:layer="layout" draw:line-skew="0.15cm" svg:x1="30.939cm" svg:y1="43.952cm" svg:x2="26.739cm" svg:y2="46.052cm" draw:start-shape="id133" draw:start-glue-point="2" draw:end-shape="id134" draw:end-glue-point="0" svg:d="M30939 43952v2800h-4200v-700" svg:viewBox="0 0 4201 2801">
            <text:p/>
          </draw:connector>
          <draw:connector draw:style-name="gr11" draw:text-style-name="P6" draw:layer="layout" svg:x1="31.939cm" svg:y1="43.952cm" svg:x2="29.999cm" svg:y2="47.746cm" draw:start-shape="id135" draw:start-glue-point="2" draw:end-shape="id136" draw:end-glue-point="1" svg:d="M31939 43952v3794h-1940" svg:viewBox="0 0 1941 3795">
            <text:p/>
          </draw:connector>
          <draw:frame draw:style-name="gr14" draw:text-style-name="P3" xml:id="id136" draw:id="id136" draw:layer="layout" svg:width="1.1cm" svg:height="1.012cm" svg:x="28.899cm" svg:y="47.24cm">
            <draw:text-box>
              <text:p text:style-name="P3"><text:span text:style-name="T1">X</text:span></text:p>
            </draw:text-box>
          </draw:frame>
          <draw:connector draw:style-name="gr11" draw:text-style-name="P6" draw:layer="layout" svg:x1="28.899cm" svg:y1="47.746cm" svg:x2="26.739cm" svg:y2="46.052cm" draw:start-shape="id136" draw:start-glue-point="3" draw:end-shape="id134" draw:end-glue-point="0" svg:d="M28899 47746h-2160v-1694" svg:viewBox="0 0 2161 1695">
            <text:p/>
          </draw:connector>
          <draw:connector draw:style-name="gr10" draw:text-style-name="P6" draw:layer="layout" draw:line-skew="0.25cm" svg:x1="23.239cm" svg:y1="35.148cm" svg:x2="23.539cm" svg:y2="29.148cm" draw:start-shape="id111" draw:start-glue-point="1" draw:end-shape="id106" draw:end-glue-point="1" svg:d="M23239 35148h1100v-6000h-800" svg:viewBox="0 0 1101 6001">
            <text:p/>
          </draw:connector>
          <draw:connector draw:style-name="gr10" draw:text-style-name="P6" draw:layer="layout" draw:line-skew="0.15cm" svg:x1="32.439cm" svg:y1="42.148cm" svg:x2="32.239cm" svg:y2="35.248cm" draw:start-shape="id131" draw:start-glue-point="1" draw:end-shape="id128" draw:end-glue-point="1" svg:d="M32439 42148h700v-6900h-900" svg:viewBox="0 0 901 6901">
            <text:p/>
          </draw:connector>
          <draw:connector draw:style-name="gr6" draw:text-style-name="P6" draw:layer="layout" draw:line-skew="0.652cm" svg:x1="28.739cm" svg:y1="37.052cm" svg:x2="30.439cm" svg:y2="41.548cm" draw:start-shape="id137" draw:start-glue-point="2" draw:end-shape="id131" draw:end-glue-point="0" svg:d="M28739 37052v2900h1700v1596" svg:viewBox="0 0 1701 4497">
            <text:p/>
          </draw:connector>
          <draw:connector draw:style-name="gr9" draw:text-style-name="P6" xml:id="id152" draw:id="id152" draw:layer="layout" draw:line-skew="0cm -0.45cm" svg:x1="29.739cm" svg:y1="37.052cm" svg:x2="28.239cm" svg:y2="35.248cm" draw:start-shape="id138" draw:start-glue-point="2" draw:end-shape="id128" draw:end-glue-point="3" svg:d="M29739 37052v550h-2500v-2354h1000" svg:viewBox="0 0 2501 2355">
            <text:p/>
          </draw:connector>
          <draw:custom-shape draw:style-name="gr4" draw:text-style-name="P4" xml:id="id140" draw:id="id140" draw:layer="layout" svg:width="4cm" svg:height="1.2cm" svg:x="36.839cm" svg:y="41.548cm">
            <text:p text:style-name="P4"><text:span text:style-name="T3">5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39" draw:id="id139" draw:layer="layout" svg:width="1cm" svg:height="1.2cm" svg:x="36.839cm" svg:y="42.7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41" draw:id="id141" draw:layer="layout" svg:width="1cm" svg:height="1.2cm" svg:x="37.839cm" svg:y="42.752cm">
            <text:p text:style-name="P5"><text:span text:style-name="T4">L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44" draw:id="id144" draw:layer="layout" svg:width="1cm" svg:height="1.2cm" svg:x="38.839cm" svg:y="42.752cm">
            <text:p text:style-name="P5"><text:span text:style-name="T4">S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47" draw:id="id147" draw:layer="layout" svg:width="1cm" svg:height="1.2cm" svg:x="39.839cm" svg:y="42.752cm">
            <text:p text:style-name="P5"><text:span text:style-name="T4">O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6" xml:id="id143" draw:id="id143" draw:layer="layout" draw:line-skew="0cm -0.55cm" svg:x1="37.339cm" svg:y1="43.952cm" svg:x2="36.839cm" svg:y2="42.148cm" draw:start-shape="id139" draw:start-glue-point="2" draw:end-shape="id140" draw:end-glue-point="3" svg:d="M37339 43952v550h-1600v-2354h1100" svg:viewBox="0 0 1601 2355">
            <text:p/>
          </draw:connector>
          <draw:connector draw:style-name="gr11" draw:text-style-name="P6" draw:layer="layout" svg:x1="38.339cm" svg:y1="43.952cm" svg:x2="37.699cm" svg:y2="45.446cm" draw:start-shape="id141" draw:start-glue-point="2" draw:end-shape="id142" draw:end-glue-point="1" svg:d="M38339 43952v1494h-640" svg:viewBox="0 0 641 1495">
            <text:p/>
          </draw:connector>
          <draw:frame draw:style-name="gr14" draw:text-style-name="P3" xml:id="id142" draw:id="id142" draw:layer="layout" svg:width="1.1cm" svg:height="1.012cm" svg:x="36.599cm" svg:y="44.94cm">
            <draw:text-box>
              <text:p text:style-name="P3"><text:span text:style-name="T1">X</text:span></text:p>
            </draw:text-box>
          </draw:frame>
          <draw:connector draw:style-name="gr11" draw:text-style-name="P6" xml:id="id146" draw:id="id146" draw:layer="layout" svg:x1="36.599cm" svg:y1="45.446cm" svg:x2="35.739cm" svg:y2="44.502cm" draw:start-shape="id142" draw:start-glue-point="3" draw:end-shape="id143" draw:end-glue-point="0" svg:d="M36599 45446h-860v-944" svg:viewBox="0 0 861 945">
            <text:p/>
          </draw:connector>
          <draw:connector draw:style-name="gr11" draw:text-style-name="P6" draw:layer="layout" svg:x1="39.339cm" svg:y1="43.952cm" svg:x2="38.299cm" svg:y2="46.846cm" draw:start-shape="id144" draw:start-glue-point="2" draw:end-shape="id145" draw:end-glue-point="1" svg:d="M39339 43952v2894h-1040" svg:viewBox="0 0 1041 2895">
            <text:p/>
          </draw:connector>
          <draw:frame draw:style-name="gr12" draw:text-style-name="P3" xml:id="id145" draw:id="id145" draw:layer="layout" svg:width="1.1cm" svg:height="1.012cm" svg:x="37.199cm" svg:y="46.34cm">
            <draw:text-box>
              <text:p text:style-name="P3"><text:span text:style-name="T1">X</text:span></text:p>
            </draw:text-box>
          </draw:frame>
          <draw:connector draw:style-name="gr11" draw:text-style-name="P6" xml:id="id149" draw:id="id149" draw:layer="layout" svg:x1="37.199cm" svg:y1="46.846cm" svg:x2="35.739cm" svg:y2="45.446cm" draw:start-shape="id145" draw:start-glue-point="3" draw:end-shape="id146" draw:end-glue-point="0" svg:d="M37199 46846h-1460v-1400" svg:viewBox="0 0 1461 1401">
            <text:p/>
          </draw:connector>
          <draw:connector draw:style-name="gr11" draw:text-style-name="P6" draw:layer="layout" svg:x1="40.339cm" svg:y1="43.952cm" svg:x2="38.799cm" svg:y2="48.225cm" draw:start-shape="id147" draw:start-glue-point="2" draw:end-shape="id148" draw:end-glue-point="1" svg:d="M40339 43952v4273h-1540" svg:viewBox="0 0 1541 4274">
            <text:p/>
          </draw:connector>
          <draw:frame draw:style-name="gr12" draw:text-style-name="P3" xml:id="id148" draw:id="id148" draw:layer="layout" svg:width="1.1cm" svg:height="1.012cm" svg:x="37.699cm" svg:y="47.719cm">
            <draw:text-box>
              <text:p text:style-name="P3"><text:span text:style-name="T1">X</text:span></text:p>
            </draw:text-box>
          </draw:frame>
          <draw:connector draw:style-name="gr11" draw:text-style-name="P6" draw:layer="layout" svg:x1="37.699cm" svg:y1="48.225cm" svg:x2="35.739cm" svg:y2="46.846cm" draw:start-shape="id148" draw:start-glue-point="3" draw:end-shape="id149" draw:end-glue-point="0" svg:d="M37699 48225h-1960v-1379" svg:viewBox="0 0 1961 1380">
            <text:p/>
          </draw:connector>
          <draw:connector draw:style-name="gr10" draw:text-style-name="P6" draw:layer="layout" svg:x1="40.839cm" svg:y1="42.148cm" svg:x2="32.239cm" svg:y2="35.248cm" draw:start-shape="id140" draw:start-glue-point="1" draw:end-shape="id128" draw:end-glue-point="1" svg:d="M40839 42148h550v-6900h-9150" svg:viewBox="0 0 9151 6901">
            <text:p/>
          </draw:connector>
          <draw:connector draw:style-name="gr6" draw:text-style-name="P6" draw:layer="layout" draw:line-skew="0.352cm" svg:x1="30.739cm" svg:y1="37.052cm" svg:x2="38.839cm" svg:y2="41.548cm" draw:start-shape="id150" draw:start-glue-point="2" draw:end-shape="id140" draw:end-glue-point="0" svg:d="M30739 37052v2600h8100v1896" svg:viewBox="0 0 8101 4497">
            <text:p/>
          </draw:connector>
          <draw:connector draw:style-name="gr8" draw:text-style-name="P6" draw:layer="layout" svg:x1="31.739cm" svg:y1="37.052cm" svg:x2="27.239cm" svg:y2="37.602cm" draw:start-shape="id151" draw:start-glue-point="2" draw:end-shape="id152" draw:end-glue-point="0" svg:d="M31739 37052v1100h-4500v-550" svg:viewBox="0 0 4501 1101">
            <text:p/>
          </draw:connector>
          <draw:connector draw:style-name="gr10" draw:text-style-name="P6" draw:layer="layout" draw:line-skew="0.35cm" svg:x1="32.239cm" svg:y1="35.248cm" svg:x2="23.539cm" svg:y2="29.148cm" draw:start-shape="id128" draw:start-glue-point="1" draw:end-shape="id106" draw:end-glue-point="1" svg:d="M32239 35248h900v-6100h-9600" svg:viewBox="0 0 9601 6101">
            <text:p/>
          </draw:connector>
          <draw:custom-shape draw:style-name="gr4" draw:text-style-name="P4" xml:id="id154" draw:id="id154" draw:layer="layout" svg:width="4cm" svg:height="1.2cm" svg:x="47.239cm" svg:y="28.852cm">
            <text:p text:style-name="P4"><text:span text:style-name="T3">4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55" draw:id="id155" draw:layer="layout" svg:width="1cm" svg:height="1.2cm" svg:x="47.239cm" svg:y="30.056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48.239cm" svg:y="30.056cm">
            <text:p text:style-name="P5"><text:span text:style-name="T4">L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49.239cm" svg:y="30.056cm">
            <text:p text:style-name="P5"><text:span text:style-name="T4">S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50.239cm" svg:y="30.056cm">
            <text:p text:style-name="P5"><text:span text:style-name="T4">O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draw:line-skew="-1.1cm" svg:x1="14.039cm" svg:y1="25.752cm" svg:x2="49.239cm" svg:y2="28.852cm" draw:start-shape="id153" draw:start-glue-point="2" draw:end-shape="id154" draw:end-glue-point="0" svg:d="M14039 25752v450h35200v2650" svg:viewBox="0 0 35201 3101">
            <text:p/>
          </draw:connector>
          <draw:custom-shape draw:style-name="gr4" draw:text-style-name="P4" xml:id="id156" draw:id="id156" draw:layer="layout" svg:width="4cm" svg:height="1.2cm" svg:x="47.239cm" svg:y="33.752cm">
            <text:p text:style-name="P4"><text:span text:style-name="T3">4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157" draw:id="id157" draw:layer="layout" svg:width="1cm" svg:height="1.2cm" svg:x="47.239cm" svg:y="34.956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48.239cm" svg:y="34.956cm">
            <text:p text:style-name="P5"><text:span text:style-name="T4">L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49.239cm" svg:y="34.956cm">
            <text:p text:style-name="P5"><text:span text:style-name="T4">S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50.239cm" svg:y="34.956cm">
            <text:p text:style-name="P5"><text:span text:style-name="T4">O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svg:x1="47.739cm" svg:y1="31.256cm" svg:x2="49.239cm" svg:y2="33.752cm" draw:start-shape="id155" draw:start-glue-point="2" draw:end-shape="id156" draw:end-glue-point="0" svg:d="M47739 31256v1248h1500v1248" svg:viewBox="0 0 1501 2497">
            <text:p/>
          </draw:connector>
          <draw:custom-shape draw:style-name="gr4" draw:text-style-name="P4" xml:id="id158" draw:id="id158" draw:layer="layout" svg:width="4cm" svg:height="1.2cm" svg:x="47.239cm" svg:y="37.848cm">
            <text:p text:style-name="P4"><text:span text:style-name="T3">5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47.239cm" svg:y="39.052cm">
            <text:p text:style-name="P5"><text:span text:style-name="T4">N</text:span></text:p>
            <text:p text:style-name="P5"><text:span text:style-name="T4">(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48.239cm" svg:y="39.052cm">
            <text:p text:style-name="P5"><text:span text:style-name="T4">L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49.239cm" svg:y="39.052cm">
            <text:p text:style-name="P5"><text:span text:style-name="T4">S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1cm" svg:height="1.2cm" svg:x="50.239cm" svg:y="39.052cm">
            <text:p text:style-name="P5"><text:span text:style-name="T4">O</text:span></text:p>
            <text:p text:style-name="P5"><text:span text:style-name="T4">(0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svg:x1="47.739cm" svg:y1="36.156cm" svg:x2="49.239cm" svg:y2="37.848cm" draw:start-shape="id157" draw:start-glue-point="2" draw:end-shape="id158" draw:end-glue-point="0" svg:d="M47739 36156v846h1500v846" svg:viewBox="0 0 1501 1693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4T16:30:03.642421181</meta:creation-date>
    <dc:date>2015-05-06T00:16:57.185064844</dc:date>
    <meta:editing-duration>P1DT7H14M48S</meta:editing-duration>
    <meta:editing-cycles>8</meta:editing-cycles>
    <meta:generator>LibreOffice/4.2.8.2$Linux_X86_64 LibreOffice_project/420m0$Build-2</meta:generator>
    <meta:document-statistic meta:object-count="295"/>
  </office:meta>
</office:document-meta>
</file>